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2" svg:font-family="Tahoma"/>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style:font-name="Arial" fo:language="zxx" fo:country="none" style:language-asian="zxx" style:country-asian="none" style:font-name-complex="Arial"/>
    </style:style>
    <style:style style:name="P2" style:family="paragraph" style:parent-style-name="Standard">
      <style:text-properties style:font-name="Arial" style:font-name-complex="Arial"/>
    </style:style>
    <style:style style:name="P3" style:family="paragraph" style:parent-style-name="Standard">
      <style:text-properties style:font-name="Arial" fo:font-weight="bold" style:font-weight-asian="bold" style:font-name-complex="Arial"/>
    </style:style>
    <style:style style:name="P4" style:family="paragraph" style:parent-style-name="Standard">
      <style:text-properties style:font-name="Arial" fo:language="en" fo:country="US" style:language-asian="zxx" style:country-asian="none" style:font-name-complex="Arial"/>
    </style:style>
    <style:style style:name="P5" style:family="paragraph" style:parent-style-name="Standard">
      <style:text-properties style:font-name="Arial" fo:font-size="10pt" fo:language="zxx" fo:country="none" fo:font-weight="bold" style:font-size-asian="10pt" style:language-asian="zxx" style:country-asian="none" style:font-weight-asian="bold" style:font-name-complex="Arial"/>
    </style:style>
    <style:style style:name="P6" style:family="paragraph" style:parent-style-name="Standard">
      <style:paragraph-properties fo:text-align="justify" style:justify-single-word="false"/>
      <style:text-properties fo:color="#000000" style:font-name="Arial" fo:font-size="13pt" fo:font-weight="bold" style:font-size-asian="13pt" style:font-weight-asian="bold" style:font-name-complex="Arial" style:font-size-complex="13pt" style:font-weight-complex="bold"/>
    </style:style>
    <style:style style:name="P7" style:family="paragraph" style:parent-style-name="Standard">
      <style:text-properties fo:color="#333333" style:font-name="Arial" fo:font-size="9pt" style:font-size-asian="9pt" style:font-name-complex="Arial" style:font-size-complex="9pt"/>
    </style:style>
    <style:style style:name="P8" style:family="paragraph" style:parent-style-name="Standard">
      <style:text-properties fo:color="#333333" style:font-name="Arial" fo:font-size="9pt" fo:language="zxx" fo:country="none" style:font-size-asian="9pt" style:language-asian="zxx" style:country-asian="none" style:font-name-complex="Arial" style:font-size-complex="9pt"/>
    </style:style>
    <style:style style:name="P9" style:family="paragraph" style:parent-style-name="Standard">
      <style:text-properties fo:color="#333333" style:font-name="Arial" fo:font-size="10pt" fo:language="en" fo:country="US" style:font-size-asian="10pt" style:language-asian="zxx" style:country-asian="none" style:font-name-complex="Arial" style:font-size-complex="9pt"/>
    </style:style>
    <style:style style:name="P10" style:family="paragraph" style:parent-style-name="Standard">
      <style:text-properties fo:font-style="italic" style:font-style-asian="italic"/>
    </style:style>
    <style:style style:name="P11" style:family="paragraph" style:parent-style-name="Text_20_body">
      <style:paragraph-properties fo:orphans="2" fo:widows="2" style:writing-mode="lr-tb"/>
    </style:style>
    <style:style style:name="P12" style:family="paragraph" style:parent-style-name="Text_20_body">
      <style:text-properties fo:font-size="11pt" style:font-size-asian="11pt" style:font-size-complex="11pt"/>
    </style:style>
    <style:style style:name="P13" style:family="paragraph" style:parent-style-name="Standard">
      <style:paragraph-properties fo:break-before="page"/>
      <style:text-properties style:font-name="Arial" fo:font-weight="bold" style:font-weight-asian="bold" style:font-name-complex="Arial"/>
    </style:style>
    <style:style style:name="P14" style:family="paragraph" style:parent-style-name="Standard" style:master-page-name="Standard">
      <style:paragraph-properties style:page-number="auto"/>
      <style:text-properties style:font-name="Arial" fo:language="zxx" fo:country="none" style:language-asian="zxx" style:country-asian="none" style:font-name-complex="Arial"/>
    </style:style>
    <style:style style:name="P15" style:family="paragraph" style:parent-style-name="Standard">
      <style:text-properties style:font-name="Arial" fo:font-weight="bold" style:font-weight-asian="bold" style:font-name-complex="Arial"/>
    </style:style>
    <style:style style:name="T1" style:family="text">
      <style:text-properties style:font-name="Arial" fo:font-size="28pt" fo:font-weight="bold" style:font-size-asian="28pt" style:font-weight-asian="bold" style:font-name-complex="Arial"/>
    </style:style>
    <style:style style:name="T2" style:family="text">
      <style:text-properties style:font-name="Arial" fo:font-size="24pt" fo:font-weight="bold" style:font-size-asian="24pt" style:font-weight-asian="bold" style:font-name-complex="Arial"/>
    </style:style>
    <style:style style:name="T3" style:family="text">
      <style:text-properties style:font-name="Arial" fo:font-size="11pt" style:font-size-asian="11pt" style:font-name-complex="Arial" style:font-size-complex="11pt"/>
    </style:style>
    <style:style style:name="T4" style:family="text">
      <style:text-properties style:font-name="Arial" fo:font-weight="bold" style:font-weight-asian="bold" style:font-name-complex="Arial"/>
    </style:style>
    <style:style style:name="T5" style:family="text">
      <style:text-properties style:use-window-font-color="true" style:font-name="Arial" fo:font-size="11pt" fo:language="en" fo:country="GB" style:font-name-asian="Calibri" style:font-size-asian="11pt" style:font-name-complex="Arial" style:font-size-complex="11pt" style:language-complex="ar" style:country-complex="SA"/>
    </style:style>
    <style:style style:name="T6" style:family="text">
      <style:text-properties fo:color="#333333" style:font-name="Arial" fo:font-size="11pt" style:font-size-asian="11pt" style:font-name-complex="Arial" style:font-size-complex="11pt"/>
    </style:style>
    <style:style style:name="T7" style:family="text">
      <style:text-properties fo:color="#333333" style:font-name="Arial" fo:font-size="11pt" fo:language="en" fo:country="GB" style:font-name-asian="Calibri" style:font-size-asian="11pt" style:font-name-complex="Arial" style:font-size-complex="11pt" style:language-complex="ar" style:country-complex="SA"/>
    </style:style>
    <style:style style:name="T8" style:family="text">
      <style:text-properties fo:color="#333333" style:font-name="Arial" fo:font-size="10pt" fo:font-weight="bold" style:font-size-asian="10pt" style:font-weight-asian="bold" style:font-name-complex="Arial" style:font-size-complex="9pt"/>
    </style:style>
    <style:style style:name="T9" style:family="text">
      <style:text-properties fo:color="#333333" style:font-name="Arial" fo:font-size="10pt" style:font-name-complex="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span text:style-name="T1"><text:s/></text:span><text:span text:style-name="T2">Session Proposal Form</text:span></text:p>
      <text:p text:style-name="P2"/>
      <text:p text:style-name="P6">Agile Cambridge 2010</text:p>
      <text:p text:style-name="P6">Submission Deadline: Friday June 18th 2010</text:p>
      <text:p text:style-name="P2"/>
      <text:p text:style-name="P3">Session title</text:p>
      <text:p text:style-name="P4"><draw:frame draw:style-name="fr1" draw:name="Frame1" text:anchor-type="char" svg:x="0.386cm" svg:y="0.021cm" svg:width="17.861cm" draw:z-index="0"><draw:text-box fo:min-height="0.041cm"><text:p text:style-name="Standard">Agile Development of an Analysis Pipeline Framework</text:p></draw:text-box></draw:frame></text:p>
      <text:p text:style-name="P2"/>
      <text:p text:style-name="P3">Session type and duration</text:p>
      <text:p text:style-name="Standard"><text:span text:style-name="T3">Read about the different session types </text:span><text:span text:style-name="T6">at </text:span><text:span text:style-name="T7">http://www.agilecambridge.net/ac2010/speak.php</text:span><text:span text:style-name="T9">.</text:span><text:span text:style-name="T6"> </text:span><text:span text:style-name="T3">Durations are </text:span><text:span text:style-name="T6">typically 45, 60, 75 or 90 minutes but longer proposals are welcome</text:span></text:p>
      <text:p text:style-name="P1"><draw:frame draw:style-name="fr1" draw:name="Frame2" text:anchor-type="char" svg:x="7.149cm" svg:y="0.321cm" svg:width="5.523cm" draw:z-index="2"><draw:text-box fo:min-height="0.041cm"><text:p text:style-name="Standard">Duration:45 minutes</text:p></draw:text-box></draw:frame><draw:frame draw:style-name="fr1" draw:name="Frame3" text:anchor-type="char" svg:x="0.386cm" svg:y="0.321cm" svg:width="5.997cm" draw:z-index="1"><draw:text-box fo:min-height="0.041cm"><text:p text:style-name="Standard">Type:Case Study/Experience</text:p></draw:text-box></draw:frame></text:p>
      <text:p text:style-name="P2"/>
      <text:p text:style-name="P2"><text:s text:c="2"/></text:p>
      <text:p text:style-name="P3">Session abstract</text:p>
      <text:p text:style-name="P12">This should be a brief description of the session focusing on its content and objectives. <text:s/>You will need to cut and paste this text into a web form as part of the submission process. The session abstract will be used on th<draw:frame draw:style-name="fr1" draw:name="Frame4" text:anchor-type="char" svg:x="0.386cm" svg:y="1.284cm" svg:width="17.861cm" svg:height="4.255cm" draw:z-index="3"><draw:text-box><text:p text:style-name="Standard">Since investing in new sequencing technologies, the amount of raw data being produced is around 5Tb a day. We then uses provided applications to convert to DNA sequence, and then more bespoke or open source applications to convert to different file formats, compare sequences against known references, and run QC analysis.</text:p><text:p text:style-name="Standard">This presentation shows how we completely redesigned the pipeline to make it more flexible and extensible, using agile methodologies, new software technologies and Test Driven Development, including examples of a change to the provided applications meant needing more in-house functionality, and how we are coping with the introduction of an in-house replacement for some of the provided apps.</text:p></draw:text-box></draw:frame>e event web site to promote your session.</text:p>
      <text:p text:style-name="P1"/>
      <text:p text:style-name="P2"/>
      <text:p text:style-name="P2"/>
      <text:p text:style-name="P2"/>
      <text:p text:style-name="P2"><text:s/></text:p>
      <text:p text:style-name="P2"/>
      <text:p text:style-name="P2"/>
      <text:p text:style-name="P2"/>
      <text:p text:style-name="P2"/>
      <text:p text:style-name="P3"/>
      <text:p text:style-name="P3">Benefits of participating</text:p>
      <text:p text:style-name="P11"><text:span text:style-name="T5">What will participants get out of taking part in the session? It is very important to think about this and describe it in your proposal.</text:span> </text:p>
      <text:p text:style-name="P1"><draw:frame draw:style-name="fr1" draw:name="Frame5" text:anchor-type="char" svg:x="0.386cm" svg:y="0.049cm" svg:width="17.861cm" svg:height="2.346cm" draw:z-index="4"><draw:text-box><text:p text:style-name="Standard">1) an understanding of how software needs to change and be responsive quickly in a high throughput sequencing facility</text:p><text:p text:style-name="Standard">2) how adoption of the perl Moose technology enabled us to become more agile </text:p><text:p text:style-name="Standard">3) how it is important to be ready to scrap the first attempts</text:p></draw:text-box></draw:frame></text:p>
      <text:p text:style-name="P2"/>
      <text:p text:style-name="P2"/>
      <text:p text:style-name="P2"/>
      <text:p text:style-name="P2"/>
      <text:p text:style-name="P2"/>
      <text:p text:style-name="P3">Process &amp; timetable</text:p>
      <text:p text:style-name="P12">How will the session work? You might want to describe any exercises or group working. <text:s/>Consider providing a detailed timetable. <text:s/>Indicate the way in which the audience is involved.</text:p>
      <text:p text:style-name="P1"><draw:frame draw:style-name="fr1" draw:name="Frame6" text:anchor-type="char" svg:x="0.386cm" svg:y="0.228cm" svg:width="17.861cm" svg:height="3.727cm" draw:z-index="5"><draw:text-box><text:p text:style-name="Standard">This will mostly focus on presenting a case study, with options for the audience to question,</text:p><text:p text:style-name="Standard"/><text:p text:style-name="Standard">At the end, I would like to discuss how the approach taken would differ with anything the audience might suggest.</text:p></draw:text-box></draw:frame></text:p>
      <text:p text:style-name="P2"/>
      <text:p text:style-name="P2"/>
      <text:p text:style-name="P2"/>
      <text:p text:style-name="P2"/>
      <text:p text:style-name="P2"/>
      <text:p text:style-name="P2"/>
      <text:p text:style-name="P2"/>
      <text:p text:style-name="P2"/>
      <text:p text:style-name="P3">Session outputs:</text:p>
      <text:p text:style-name="P12">Indicate the form of any outputs (e.g. web page, poster at conference, blog posting etc) and their likely content (summary, actions points etc.)</text:p>
      <text:p text:style-name="P1"><draw:frame draw:style-name="fr1" draw:name="Frame7" text:anchor-type="char" svg:x="0.386cm" svg:y="0.125cm" svg:width="17.861cm" svg:height="2.457cm" draw:z-index="6"><draw:text-box><text:p text:style-name="Standard">The slides will be available on SlideShare, and a summary posted to my blog</text:p><text:p text:style-name="Standard">http://vampiresoftware.blogspot.com</text:p></draw:text-box></draw:frame></text:p>
      <text:p text:style-name="P2"/>
      <text:p text:style-name="P2"/>
      <text:p text:style-name="P2"/>
      <text:p text:style-name="P2"/>
      <text:p text:style-name="P2"/>
      <text:p text:style-name="P13">Intended Audience</text:p>
      <text:p text:style-name="P12">Note any required skills/knowledge/ experience. <text:s/>What job roles would this session be particularly applicable to.</text:p>
      <text:p text:style-name="P1"><draw:frame draw:style-name="fr1" draw:name="Frame8" text:anchor-type="char" svg:x="0.388cm" svg:y="0.183cm" svg:width="17.861cm" svg:height="2.457cm" draw:z-index="7"><draw:text-box><text:p text:style-name="Standard">Anyone interested in seeing how a change in approach led to the development of a flexible pipeline system.</text:p></draw:text-box></draw:frame></text:p>
      <text:p text:style-name="P2"/>
      <text:p text:style-name="P2"/>
      <text:p text:style-name="P2"/>
      <text:p text:style-name="P2"/>
      <text:p text:style-name="P2"/>
      <text:p text:style-name="P3">Availability</text:p>
      <text:p text:style-name="P12"><draw:frame draw:style-name="fr1" draw:name="Frame9" text:anchor-type="char" svg:x="0.388cm" svg:y="1.012cm" svg:width="17.861cm" svg:height="2.457cm" draw:z-index="8"><draw:text-box><text:p text:style-name="Standard">NA</text:p></draw:text-box></draw:frame>Indicate if there are any constraints in your participation or whether it makes sense to run your session before or after another session you've proposed.</text:p>
      <text:p text:style-name="P7"/>
      <text:p text:style-name="P7"/>
      <text:p text:style-name="P7"/>
      <text:p text:style-name="P7"/>
      <text:p text:style-name="P7"/>
      <text:p text:style-name="P7"/>
      <text:p text:style-name="P7"/>
      <text:p text:style-name="P7"/>
      <text:p text:style-name="P3">Detailed Description / Supporting Information</text:p>
      <text:p text:style-name="Body_20_Text_20_3">A fuller description of the session describing the content, rationale and describing any previous occasions on which the session has been run.</text:p>
      <text:p text:style-name="P9"><draw:frame draw:style-name="fr1" draw:name="Frame10" text:anchor-type="char" svg:x="0.376cm" svg:y="0.148cm" svg:width="17.861cm" svg:height="16.006cm" draw:z-index="24"><draw:text-box><text:p text:style-name="Standard">The Sanger Institute has been at the forefront of DNA sequencing for over 15 years. It has been a major participant in the Human Genome Project &amp; Mouse Genome Project as well as sequencing other organisms such as pathogens and the zebrafish.</text:p><text:p text:style-name="Standard"/><text:p text:style-name="Standard">Recently, it has become more involved in resequencing to find genetic variations in sequences, including cancer genomes.</text:p><text:p text:style-name="Standard"/><text:p text:style-name="Standard">This has meant a substantial reinvestment into the technology of sequencing, which included the purchase of a number of 'Next Generation' sequencing instruments.</text:p><text:p text:style-name="Standard"/><text:p text:style-name="Standard">The capacity of the instruments purchased can deliver over 5Tb of data a day, which needs to be analysed, assessed and moved on in a very timely fashion, since data storage is at a premium, as well as the demands of scientists wanting their data yesterday.</text:p><text:p text:style-name="Standard"/><text:p text:style-name="Standard">We use a range of tools to help us track the production of data, as well as process the data produced, run alignment programs (of which there are many) and QC the data in terms that enable all departments to assess the quality of their part of the production pipeline, as well as that of the DNA sequence itself.</text:p><text:p text:style-name="Standard"/><text:p text:style-name="Standard">In order to get the instruments up and running, we had a few very simple wrapper scripts which just kept getting bigger. As more aligners and file formats came around, we needed a complete overhaul of this, to ensure flexibility, maintainability and extensibility.</text:p><text:p text:style-name="Standard"/><text:p text:style-name="Standard">Using Agile Methodologies, we designed and created a 'pluggable' pipeline which enabled us to come around to this, initially getting something useful into production within 4 weeks, and then adding to it with rapid releases.</text:p><text:p text:style-name="Standard"/><text:p text:style-name="Standard">Test driven/alongside development was key, along with adopting the Moose post-modern object orientated system for Perl, which reduced our code base, and enabled us to make a system in which almost everything is able to be determined by the user, or accept any amount of defaults. I even submitted to CPAN a Moose Module/Role which enables this flexibility.</text:p><text:p text:style-name="Standard"/><text:p text:style-name="Standard">Being 'Agile' has been important to the development of this product, and I would hope that by describing how this pipeline was developed, we can share our experiences with a wider audience and promote being agile as a way forward in software develop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T4">Main presenter name, contact details and biography</text:span><text:span text:style-name="T8"><text:line-break/></text:span></text:p>
      <text:p text:style-name="P8"><draw:frame draw:style-name="fr1" draw:name="Frame11" text:anchor-type="char" svg:x="6.701cm" svg:y="0.169cm" svg:width="11.548cm" draw:z-index="10"><draw:text-box fo:min-height="0.041cm"><text:p text:style-name="P10">Company/Institution: Wellcome Trust Sanger Institute</text:p></draw:text-box></draw:frame><draw:frame draw:style-name="fr1" draw:name="Frame12" text:anchor-type="char" svg:x="0.388cm" svg:y="0.152cm" svg:width="5.711cm" draw:z-index="9"><draw:text-box fo:min-height="0.041cm"><text:p text:style-name="P10">Name: Andy Brown</text:p></draw:text-box></draw:frame></text:p>
      <text:p text:style-name="P7"><draw:frame draw:style-name="fr1" draw:name="Frame13" text:anchor-type="char" svg:x="0.388cm" svg:y="1.803cm" svg:width="17.861cm" svg:height="2.457cm" draw:z-index="13"><draw:text-box><text:p text:style-name="P10">I have been a software developer at the Wellcome Trust Sanger Institute for 3 years. Before this I was a DNA sequencer and a Chemistry Teacher. My specialisms are Perl and Web Technologies, and insisting my boss reads more about Agile. Outside of work, I enjoy SciFi and Vampire games, Photography and dressing up as a Dame in the local AmDram group.</text:p></draw:text-box></draw:frame><draw:frame draw:style-name="fr1" draw:name="Frame14" text:anchor-type="char" svg:x="6.701cm" svg:y="0.817cm" svg:width="11.548cm" draw:z-index="12"><draw:text-box fo:min-height="0.041cm"><text:p text:style-name="P10">Email: ajb@sanger.ac.uk</text:p></draw:text-box></draw:frame><draw:frame draw:style-name="fr1" draw:name="Frame15" text:anchor-type="char" svg:x="0.388cm" svg:y="0.797cm" svg:width="5.711cm" draw:z-index="11"><draw:text-box fo:min-height="0.041cm"><text:p text:style-name="P10">Telephone: 07977 927276</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Additional Presenter(s) (if any)</text:p>
      <text:p text:style-name="P5"><draw:frame draw:style-name="fr1" draw:name="Frame16" text:anchor-type="char" svg:x="0.376cm" svg:y="6.623cm" svg:width="17.861cm" svg:height="2.457cm" draw:z-index="23"><draw:text-box><text:p text:style-name="P10">Biography (up to 100 words)</text:p></draw:text-box></draw:frame><draw:frame draw:style-name="fr1" draw:name="Frame17" text:anchor-type="char" svg:x="6.585cm" svg:y="5.671cm" svg:width="11.548cm" draw:z-index="22"><draw:text-box fo:min-height="0.041cm"><text:p text:style-name="P10">Email</text:p></draw:text-box></draw:frame><draw:frame draw:style-name="fr1" draw:name="Frame18" text:anchor-type="char" svg:x="0.376cm" svg:y="5.671cm" svg:width="5.711cm" draw:z-index="21"><draw:text-box fo:min-height="0.041cm"><text:p text:style-name="P10">Telephone/Skype</text:p></draw:text-box></draw:frame><draw:frame draw:style-name="fr1" draw:name="Frame19" text:anchor-type="char" svg:x="6.585cm" svg:y="4.718cm" svg:width="11.548cm" draw:z-index="20"><draw:text-box fo:min-height="0.041cm"><text:p text:style-name="P10">Company/Institution (if applicable)</text:p></draw:text-box></draw:frame><draw:frame draw:style-name="fr1" draw:name="Frame20" text:anchor-type="char" svg:x="0.376cm" svg:y="4.718cm" svg:width="5.711cm" draw:z-index="19"><draw:text-box fo:min-height="0.041cm"><text:p text:style-name="P10">Name</text:p></draw:text-box></draw:frame><draw:frame draw:style-name="fr1" draw:name="Frame21" text:anchor-type="char" svg:x="0.39cm" svg:y="1.067cm" svg:width="5.711cm" draw:z-index="16"><draw:text-box fo:min-height="0.041cm"><text:p text:style-name="P10">Telephone/Skype</text:p></draw:text-box></draw:frame><draw:frame draw:style-name="fr1" draw:name="Frame22" text:anchor-type="char" svg:x="6.701cm" svg:y="0.069cm" svg:width="11.548cm" draw:z-index="15"><draw:text-box fo:min-height="0.041cm"><text:p text:style-name="P10">Company/Institution (if applicable)</text:p></draw:text-box></draw:frame><draw:frame draw:style-name="fr1" draw:name="Frame23" text:anchor-type="char" svg:x="0.39cm" svg:y="0.055cm" svg:width="5.711cm" draw:z-index="14"><draw:text-box fo:min-height="0.041cm"><text:p text:style-name="P10">Name</text:p></draw:text-box></draw:frame><draw:frame draw:style-name="fr1" draw:name="Frame24" text:anchor-type="char" svg:x="0.37cm" svg:y="2.053cm" svg:width="17.861cm" svg:height="2.457cm" draw:z-index="18"><draw:text-box><text:p text:style-name="P10">Biography (up to 100 words)</text:p></draw:text-box></draw:frame><draw:frame draw:style-name="fr1" draw:name="Frame25" text:anchor-type="char" svg:x="6.701cm" svg:y="1.085cm" svg:width="11.548cm" draw:z-index="17"><draw:text-box fo:min-height="0.041cm"><text:p text:style-name="P10">Email</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2" svg:font-family="Tahoma"/>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Text_20_body" style:display-name="Text body" style:family="paragraph" style:parent-style-name="Standard" style:class="text">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2" style:display-name="Body Text 2" style:family="paragraph" style:parent-style-name="Standard">
      <style:text-properties fo:color="#333333" style:font-name="Arial" fo:font-size="10pt" style:font-size-asian="10pt" style:font-name-complex="Arial" style:font-size-complex="9pt"/>
    </style:style>
    <style:style style:name="Body_20_Text_20_3" style:display-name="Body Text 3" style:family="paragraph" style:parent-style-name="Standard">
      <style:text-properties fo:color="#333333" style:font-name="Arial" style:font-name-complex="Aria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initial-creator>Andy Moorley</meta:initial-creator>
    <meta:creation-date>2008-10-24T06:17:00</meta:creation-date>
    <dc:creator>Andy Brown</dc:creator>
    <dc:date>2010-06-16T11:20:36</dc:date>
    <dc:language>en-GB</dc:language>
    <meta:editing-cycles>10</meta:editing-cycles>
    <meta:editing-duration>PT26H49M25S</meta:editing-duration>
    <meta:document-statistic meta:table-count="0" meta:image-count="0" meta:object-count="0" meta:page-count="3" meta:paragraph-count="63" meta:word-count="957" meta:character-count="5979"/>
    <meta:user-defined meta:name="Info 1"/>
    <meta:user-defined meta:name="Info 2"/>
    <meta:user-defined meta:name="Info 3"/>
    <meta:user-defined meta:name="Info 4"/>
  </office:meta>
</office:document-meta>
</file>